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Arial" style:font-family-generic="swiss"/>
    <style:font-face style:name="OpenSymbol" svg:font-family="OpenSymbol" style:font-family-generic="system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999cm" fo:margin-left="0.079cm" table:align="left"/>
    </style:style>
    <style:style style:name="Table1.A" style:family="table-column">
      <style:table-column-properties style:column-width="2.037cm"/>
    </style:style>
    <style:style style:name="Table1.B" style:family="table-column">
      <style:table-column-properties style:column-width="2.461cm"/>
    </style:style>
    <style:style style:name="Table1.C" style:family="table-column">
      <style:table-column-properties style:column-width="9.019cm"/>
    </style:style>
    <style:style style:name="Table1.D" style:family="table-column">
      <style:table-column-properties style:column-width="3.48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 style:list-style-name="L1">
      <style:text-properties style:font-name="Arial"/>
    </style:style>
    <style:style style:name="P6" style:family="paragraph" style:parent-style-name="Text_20_body" style:list-style-name="L2">
      <style:text-properties style:font-name="Arial"/>
    </style:style>
    <style:style style:name="P7" style:family="paragraph" style:parent-style-name="Text_20_body" style:list-style-name="L3">
      <style:text-properties style:font-name="Arial"/>
    </style:style>
    <style:style style:name="P8" style:family="paragraph" style:parent-style-name="Text_20_body">
      <style:text-properties style:font-name="Arial" fo:font-weight="bold" style:font-weight-asian="bold" style:font-weight-complex="bold"/>
    </style:style>
    <style:style style:name="P9" style:family="paragraph" style:parent-style-name="Text_20_body" style:list-style-name="L4">
      <style:text-properties style:font-name="Arial"/>
    </style:style>
    <style:style style:name="P10" style:family="paragraph" style:parent-style-name="Text_20_body" style:list-style-name="L5">
      <style:text-properties style:font-name="Arial"/>
    </style:style>
    <style:style style:name="P11" style:family="paragraph" style:parent-style-name="Text_20_body">
      <style:text-properties style:font-name="Arial" fo:font-size="12pt" style:font-name-asian="Courier New" style:font-size-asian="12pt" style:font-name-complex="Courier New" style:font-size-complex="12pt"/>
    </style:style>
    <style:style style:name="P12" style:family="paragraph" style:parent-style-name="Title">
      <style:text-properties style:font-name="Arial"/>
    </style:style>
    <style:style style:name="P13" style:family="paragraph" style:parent-style-name="Título" style:master-page-name="MPF0">
      <style:paragraph-properties style:page-number="auto" fo:break-before="page"/>
      <style:text-properties style:font-name="Arial"/>
    </style:style>
    <style:style style:name="P14" style:family="paragraph" style:parent-style-name="Subtitle">
      <style:text-properties style:font-name="Arial"/>
    </style:style>
    <style:style style:name="P15" style:family="paragraph" style:parent-style-name="Heading_20_1">
      <style:text-properties style:font-name="Arial"/>
    </style:style>
    <style:style style:name="P16" style:family="paragraph" style:parent-style-name="Heading_20_1" style:master-page-name="MP1">
      <style:paragraph-properties style:page-number="auto" fo:break-before="page"/>
      <style:text-properties style:font-name="Arial"/>
    </style:style>
    <style:style style:name="P17" style:family="paragraph" style:parent-style-name="Heading_20_1" style:master-page-name="MP3">
      <style:paragraph-properties style:page-number="auto" fo:break-before="page"/>
      <style:text-properties style:font-name="Arial"/>
    </style:style>
    <style:style style:name="P18" style:family="paragraph" style:parent-style-name="Heading_20_2">
      <style:text-properties style:font-name="Arial"/>
    </style:style>
    <style:style style:name="P19" style:family="paragraph" style:parent-style-name="Table_20_Contents">
      <style:text-properties style:font-name="Arial"/>
    </style:style>
    <style:style style:name="P20" style:family="paragraph" style:parent-style-name="Contents_20_Heading" style:master-page-name="MP2">
      <style:paragraph-properties style:page-number="auto" fo:break-before="page"/>
      <style:text-properties style:font-name="Arial"/>
    </style:style>
    <style:style style:name="P21" style:family="paragraph" style:parent-style-name="Contents_20_3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Arial1" fo:font-size="24pt" style:font-name-asian="Arial1" style:font-size-asian="24pt" style:font-name-complex="Arial1" style:font-size-complex="24pt"/>
    </style:style>
    <style:style style:name="T4" style:family="text">
      <style:text-properties fo:color="#000000" style:font-name="Arial1" fo:font-size="28pt" style:font-name-asian="Arial1" style:font-size-asian="28pt" style:font-name-complex="Arial1" style:font-size-complex="28pt"/>
    </style:style>
    <style:style style:name="T5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6" style:family="text">
      <style:text-properties fo:color="#000000" style:font-name="Arial" fo:font-size="32pt" style:font-name-asian="Arial1" style:font-size-asian="32pt" style:font-name-complex="Arial1" style:font-size-complex="32pt"/>
    </style:style>
    <style:style style:name="T7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8" style:family="text">
      <style:text-properties fo:color="#000000" style:font-name="Arial" fo:font-size="24pt" style:font-name-asian="Arial1" style:font-size-asian="24pt" style:font-name-complex="Arial1" style:font-size-complex="24pt"/>
    </style:style>
    <style:style style:name="T9" style:family="text">
      <style:text-properties fo:color="#000000" style:font-name="Arial" fo:font-size="28pt" style:font-name-asian="Arial1" style:font-size-asian="28pt" style:font-name-complex="Arial1" style:font-size-complex="28pt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c0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WW_5f_CharLFO2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2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2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2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2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2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2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2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2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WW_5f_CharLFO3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3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3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3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3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3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3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3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3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WW_5f_CharLFO10LVL1" text:bullet-char="•">
        <style:list-level-properties/>
        <style:text-properties style:font-name="OpenSymbol"/>
      </text:list-level-style-bullet>
      <text:list-level-style-bullet text:level="2" text:style-name="WW_5f_CharLFO10LVL2" text:bullet-char="◦">
        <style:list-level-properties/>
        <style:text-properties style:font-name="OpenSymbol"/>
      </text:list-level-style-bullet>
      <text:list-level-style-bullet text:level="3" text:style-name="WW_5f_CharLFO10LVL3" text:bullet-char="▪">
        <style:list-level-properties/>
        <style:text-properties style:font-name="OpenSymbol"/>
      </text:list-level-style-bullet>
      <text:list-level-style-bullet text:level="4" text:style-name="WW_5f_CharLFO10LVL4" text:bullet-char="•">
        <style:list-level-properties/>
        <style:text-properties style:font-name="OpenSymbol"/>
      </text:list-level-style-bullet>
      <text:list-level-style-bullet text:level="5" text:style-name="WW_5f_CharLFO10LVL5" text:bullet-char="◦">
        <style:list-level-properties/>
        <style:text-properties style:font-name="OpenSymbol"/>
      </text:list-level-style-bullet>
      <text:list-level-style-bullet text:level="6" text:style-name="WW_5f_CharLFO10LVL6" text:bullet-char="▪">
        <style:list-level-properties/>
        <style:text-properties style:font-name="OpenSymbol"/>
      </text:list-level-style-bullet>
      <text:list-level-style-bullet text:level="7" text:style-name="WW_5f_CharLFO10LVL7" text:bullet-char="•">
        <style:list-level-properties/>
        <style:text-properties style:font-name="OpenSymbol"/>
      </text:list-level-style-bullet>
      <text:list-level-style-bullet text:level="8" text:style-name="WW_5f_CharLFO10LVL8" text:bullet-char="◦">
        <style:list-level-properties/>
        <style:text-properties style:font-name="OpenSymbol"/>
      </text:list-level-style-bullet>
      <text:list-level-style-bullet text:level="9" text:style-name="WW_5f_CharLFO1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FIUBA - 7507</text:p>
      <text:p text:style-name="P12">Algoritmos y programación 3</text:p>
      <text:p text:style-name="P14">Trabajo práctico 3: Algo3-Man</text:p>
      <text:p text:style-name="P4">2do cuatrimestre, 2009</text:p>
      <text:p text:style-name="P4">(trabajo grupal)</text:p>
      <text:p text:style-name="P3"><draw:frame draw:style-name="fr1" draw:name="Marco1" text:anchor-type="paragraph" svg:x="0.004cm" svg:y="0.84cm" svg:width="10.654cm" style:rel-width="scale" svg:height="5.025cm" style:rel-height="scale-min" draw:z-index="0"><draw:text-box><text:p text:style-name="P3">Alumnos:</text:p><text:p text:style-name="Text_20_body"><text:a xlink:type="simple" xlink:href="mailto:juan@perez.com" office:target-frame-name="_top" xlink:show="replace"><text:span text:style-name="T1">[padrón, nombre, email]</text:span></text:a></text:p><text:p text:style-name="Text_20_body"><text:a xlink:type="simple" xlink:href="mailto:juan@perez.com" office:target-frame-name="_top" xlink:show="replace"><text:span text:style-name="T1">[padrón, nombre, email]</text:span></text:a></text:p><text:p text:style-name="Text_20_body"><text:a xlink:type="simple" xlink:href="mailto:juan@perez.com" office:target-frame-name="_top" xlink:show="replace"><text:span text:style-name="T1">[padrón, nombre, email]</text:span></text:a></text:p><text:p text:style-name="Text_20_body"><text:a xlink:type="simple" xlink:href="mailto:juan@perez.com" office:target-frame-name="_top" xlink:show="replace"><text:span text:style-name="T1">[padrón, nombre, email]</text:span></text:a></text:p><text:p text:style-name="Text_20_body"><text:a xlink:type="simple" xlink:href="mailto:juan@perez.com" office:target-frame-name="_top" xlink:show="replace"><text:span text:style-name="T1"/></text:a></text:p><text:p text:style-name="P3">Corrector:</text:p><text:p text:style-name="P3"/><text:p text:style-name="P3">Observaciones entrega 1:</text:p><text:p text:style-name="P3"/><text:p text:style-name="P3"/><text:p text:style-name="P3">Observaciones entrega 2:</text:p><text:p text:style-name="P3"/><text:p text:style-name="P3"/><text:p text:style-name="P3">Observaciones entrega 3:</text:p><text:p text:style-name="P3"/><text:p text:style-name="P3"/><text:p text:style-name="P3">Nota Final:</text:p></draw:text-box></draw:frame></text:p>
      <text:h text:style-name="P16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Versión</text:p>
          </table:table-cell>
          <table:table-cell table:style-name="Table1.A1" office:value-type="string">
            <text:p text:style-name="P19">Fecha</text:p>
          </table:table-cell>
          <table:table-cell table:style-name="Table1.A1" office:value-type="string">
            <text:p text:style-name="P19">Descripción</text:p>
          </table:table-cell>
          <table:table-cell table:style-name="Table1.D1" office:value-type="string">
            <text:p text:style-name="P19">Autor</text:p>
          </table:table-cell>
        </table:table-row>
        <table:table-row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19">5/11/2009</text:p>
          </table:table-cell>
          <table:table-cell table:style-name="Table1.A2" office:value-type="string">
            <text:p text:style-name="P19">Versión inicial. Definición de la estructura del documento.</text:p>
          </table:table-cell>
          <table:table-cell table:style-name="Table1.D2" office:value-type="string">
            <text:p text:style-name="P19">Pablo Suárez</text:p>
          </table:table-cell>
        </table:table-row>
        <table:table-row>
          <table:table-cell table:style-name="Table1.A2" office:value-type="string">
            <text:p text:style-name="P19">[número de versión]</text:p>
          </table:table-cell>
          <table:table-cell table:style-name="Table1.A2" office:value-type="string">
            <text:p text:style-name="P19">[fecha]</text:p>
          </table:table-cell>
          <table:table-cell table:style-name="Table1.A2" office:value-type="string">
            <text:p text:style-name="P19">Versión ...</text:p>
          </table:table-cell>
          <table:table-cell table:style-name="Table1.D2" office:value-type="string">
            <text:p text:style-name="P19">[nombre del autor]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20">Table of Contents</text:p>
          </text:index-title>
          <text:p text:style-name="P2">Control de cambios<text:tab/>2</text:p>
          <text:p text:style-name="P2">Introducción<text:tab/>4</text:p>
          <text:p text:style-name="P2">Objetivo del trabajo<text:tab/>4</text:p>
          <text:p text:style-name="P2">Consigna<text:tab/>4</text:p>
          <text:p text:style-name="P2">Modalidad de trabajo<text:tab/>4</text:p>
          <text:p text:style-name="P2">Entregables<text:tab/>4</text:p>
          <text:p text:style-name="P2">Supuestos<text:tab/>5</text:p>
          <text:p text:style-name="P2">Herramientas y modo de entrega<text:tab/>5</text:p>
          <text:p text:style-name="P2">Modelo de dominio<text:tab/>5</text:p>
          <text:p text:style-name="P2">Diagramas de clases<text:tab/>5</text:p>
          <text:p text:style-name="P2">Detalles de implementación<text:tab/>5</text:p>
          <text:p text:style-name="P2">Excepciones<text:tab/>5</text:p>
          <text:p text:style-name="P2">Diagramas de secuencia<text:tab/>5</text:p>
          <text:p text:style-name="P2">Diagramas de estado<text:tab/>5</text:p>
          <text:p text:style-name="P2">Diagramas de paquetes<text:tab/>6</text:p>
          <text:p text:style-name="P2">Extensiones<text:tab/>6</text:p>
          <text:p text:style-name="P2">Concurrencia<text:tab/>6</text:p>
          <text:p text:style-name="P2">Persistencia<text:tab/>6</text:p>
          <text:p text:style-name="P2">Código fuente<text:tab/>6</text:p>
          <text:p text:style-name="P2">Checklist de corrección<text:tab/>6</text:p>
          <text:p text:style-name="P2">Carpeta<text:tab/>6</text:p>
          <text:p text:style-name="P2">Código<text:tab/>7</text:p>
        </text:index-body>
      </text:table-of-content>
      <text:p text:style-name="P21"/>
      <text:h text:style-name="P17" text:outline-level="1">Introducción</text:h>
      <text:h text:style-name="P18" text:outline-level="2">Objetivo del trabajo</text:h>
      <text:p text:style-name="P3">Aplicar los conceptos enseñados en la materia a la resolución de un problema, trabajando en grupo y utilizando Java, C# o Smalltalk (a elección del grupo).</text:p>
      <text:h text:style-name="P18" text:outline-level="2">Consigna</text:h>
      <text:p text:style-name="P3"/>
      <text:p text:style-name="P3">El trabajo consiste en realizar una aplicación, específicamente un juego al estilo 'Pac-Man'.</text:p>
      <text:p text:style-name="P3">Deberán tenerse en cuenta las siguientes consignas:</text:p>
      <text:list xml:id="list42572973" text:style-name="L1">
        <text:list-item>
          <text:p text:style-name="P5">El laberinto deberá poder ser variable (o sea no debe estar 'hard-coded' en el código).</text:p>
        </text:list-item>
        <text:list-item>
          <text:p text:style-name="P5">Cada fantasma tiene sus propias características, incluyendo velocidad y estrategia para atrapar al jugador.</text:p>
        </text:list-item>
        <text:list-item>
          <text:p text:style-name="P5">Los fantasmas cambian su comportamiento cuando el jugador 'come' un 'punto de poder', el cual le permite atacar a los fantasmas por un tiempo limitado.</text:p>
        </text:list-item>
        <text:list-item>
          <text:p text:style-name="P5">La duración del efecto del 'punto de poder' varía a medida que se avanza en nivel.</text:p>
        </text:list-item>
        <text:list-item>
          <text:p text:style-name="P5">La velocidad de los fantasmas varía al avanzar de nivel.</text:p>
        </text:list-item>
        <text:list-item>
          <text:p text:style-name="P5">Cada tanto aparecen elementos adicionales que al ser comidos por el jugador le dan puntos adicionales.</text:p>
        </text:list-item>
      </text:list>
      <text:p text:style-name="P3">Para ver mas detalles que pueden usarse como guía, ver: http://en.wikipedia.org/wiki/Pacman</text:p>
      <text:p text:style-name="P3"/>
      <text:p text:style-name="P3">Alcance del trabajo:</text:p>
      <text:list xml:id="list42567095" text:style-name="L2">
        <text:list-item>
          <text:p text:style-name="P6">Se deberá realizar el modelo, con sus diagramas correspondientes (clases, estado, secuencia y paquetes).</text:p>
        </text:list-item>
        <text:list-item>
          <text:p text:style-name="P6">Deberá haber un conjunto abarcativo de pruebas unitarias.</text:p>
        </text:list-item>
        <text:list-item>
          <text:p text:style-name="P6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P3"/>
      <text:h text:style-name="P18" text:outline-level="2">Modalidad de trabajo</text:h>
      <text:p text:style-name="P3">Los alumnos se organizarán en grupos de 4. Cada grupo tendrá a cargo un docente quien les guiará en cuanto a las dudas para la implementación del trabajo y realizará la corrección del mismo.</text:p>
      <text:p text:style-name="P3"><text:s/></text:p>
      <text:h text:style-name="P18" text:outline-level="2">Entregables</text:h>
      <text:p text:style-name="P3">El trabajo consta de 3 entregables, los cuales se harán en etapas:</text:p>
      <text:list xml:id="list42577796" text:style-name="L3">
        <text:list-item>
          <text:p text:style-name="P7"><text:soft-page-break/>Modelo de la solución, expresada en los diagramas correspondientes. (fecha de entrega: semana del 9 de noviembre)</text:p>
        </text:list-item>
        <text:list-item>
          <text:p text:style-name="P7">Codificación del modelo, con las pruebas unitarias correspondientes y los elementos del presente informe. (fecha de entrega: semana del 23 de noviembre)</text:p>
        </text:list-item>
        <text:list-item>
          <text:p text:style-name="P7">Implementación de la interfaz gráfica básica. (fecha de entrega: semana del 30 de noviembre)</text:p>
        </text:list-item>
      </text:list>
      <text:p text:style-name="P3"/>
      <text:h text:style-name="P18" text:outline-level="2">Supuestos</text:h>
      <text:p text:style-name="P3">[documentar todos los supuestos hechos sobre el enunciado. Asegurarse de validar con los docentes]</text:p>
      <text:h text:style-name="P18" text:outline-level="2">Herramientas y modo de entrega</text:h>
      <text:p text:style-name="P3">Se deberá entregar el informe correspondiente en forma impresa y digital. La forma de entrega del código de la aplicación en sí se acordará con el ayudante asignado a los grupos.</text:p>
      <text:p text:style-name="P3"/>
      <text:h text:style-name="P15" text:outline-level="1">Modelo de dominio</text:h>
      <text:p text:style-name="P3">[Explicar cómo se encaró el TP]</text:p>
      <text:h text:style-name="P18" text:outline-level="2">Diagramas de clases</text:h>
      <text:p text:style-name="P3">[uno o varios diagramas de clases, mostrando la relación estática entre las clases, pueden agregar todo el texto necesario para aclarar y explicar su diseño, recuerden que la idea de todo el documento es que quede documentado y entendible como está hecho el TP]</text:p>
      <text:h text:style-name="P18" text:outline-level="2">Detalles de implementación</text:h>
      <text:p text:style-name="P3">[hay ciertas clases que puede resultar interesante como están implementadas internamente, en esta sección cuenten sobre esas clases, por ejemplo: como está implementado internamente el tablero]</text:p>
      <text:p text:style-name="P3"/>
      <text:p text:style-name="P3">Juego : <text:s text:c="4"/>la <text:s/>clase <text:s/>juego <text:s/>posee <text:s/>dos <text:s text:c="2"/>atributos <text:s/>importantes <text:s/>en la <text:s/>implementacion</text:p>
      <text:p text:style-name="P3">boolean puntoDePoderActivo <text:s text:c="3"/>es <text:s text:c="2"/>muy <text:s/>usado <text:s/>en <text:s/>la <text:s/>parte <text:s/>de <text:s/>controlar <text:s text:c="2"/>el tiempo <text:s/>que <text:s/>pacman <text:s/>tiene <text:s/>para <text:s text:c="3"/>poder <text:s/>comer <text:s/>los <text:s/>fantasmas .</text:p>
      <text:p text:style-name="P3"><text:s/>int cantidadVidas <text:s/>es <text:s text:c="2"/>usado <text:s text:c="2"/>a <text:s/>la <text:s/>hora <text:s/>de <text:s/>determinar <text:s/>si <text:s/>el <text:s/>juego <text:s text:c="2"/>fue <text:s/>perdido</text:p>
      <text:p text:style-name="P3">una <text:s/>de <text:s/>las <text:s/>tareas mas <text:s/>inportantes <text:s/>de <text:s/>esta clase <text:s/>es <text:s/>la <text:s/>de <text:s/>cambiar <text:s text:c="2"/>las <text:s/>diferentes </text:p>
      <text:p text:style-name="P3">estrategias <text:s/>a <text:s/>los <text:s/>fantasmas <text:s/>por <text:s/>ejemplo <text:s/>cuando <text:s/>un <text:s/>fantasma es <text:s/>comido <text:s/>le <text:s/>cambia su estrategia <text:s/>para que <text:s/>vuelva <text:s/>a su <text:s/>casa</text:p>
      <text:p text:style-name="P3"/>
      <text:p text:style-name="P3">Pacman</text:p>
      <text:p text:style-name="P11"><text:span text:style-name="T11"/></text:p>
      <text:p text:style-name="P3"/>
      <text:h text:style-name="P18" text:outline-level="2"><text:soft-page-break/>Excepciones</text:h>
      <text:p text:style-name="P3">[explicar las excepciones creadas y con qué fin fueron creadas]</text:p>
      <text:h text:style-name="P18" text:outline-level="2">Diagramas de secuencia</text:h>
      <text:p text:style-name="P3">[pongan las secuencias interesantes que hayan implementado. Pueden agregar texto para explicar si algo no queda claro]</text:p>
      <text:p text:style-name="P3"/>
      <text:h text:style-name="P18" text:outline-level="2">Diagramas de estado</text:h>
      <text:p text:style-name="P3">[pongan las secuencias interesantes que hayan implementado. Pueden agregar texto para explicar si algo no queda claro]</text:p>
      <text:p text:style-name="P3"/>
      <text:h text:style-name="P18" text:outline-level="2">Diagramas de paquetes</text:h>
      <text:p text:style-name="P3">[pongan las secuencias interesantes que hayan implementado. Pueden agregar texto para explicar si algo no queda claro]</text:p>
      <text:p text:style-name="P3"/>
      <text:h text:style-name="P15" text:outline-level="1">Extensiones</text:h>
      <text:p text:style-name="P3"/>
      <text:h text:style-name="P18" text:outline-level="2">Concurrencia</text:h>
      <text:p text:style-name="P3">[Explicar en qué parte del trabajo se podría aplicar concurrencia, y los beneficios y la problemática que representa]</text:p>
      <text:p text:style-name="P3"/>
      <text:h text:style-name="P18" text:outline-level="2">Persistencia</text:h>
      <text:p text:style-name="P3">[Explicar en qué parte del trabajo se podría aplicar persistencia, y los beneficios y la problemática que representa]</text:p>
      <text:p text:style-name="Text_20_body"><text:span text:style-name="T1"/></text:p>
      <text:p text:style-name="Text_20_body"><text:span text:style-name="T1">La aplicación de la <text:s/>persistencia <text:s/>podria <text:s/>ser <text:s/>llevado a <text:s/>cavo <text:s text:c="2"/>al final <text:s/>del <text:s/>trabajo </text:span></text:p>
      <text:p text:style-name="Text_20_body"><text:span text:style-name="T1">de <text:s/>manera que <text:s/>los <text:s/>objetos <text:s/>puedan <text:s/>mantener su <text:s/>existencia mas <text:s/>alla <text:s/>de <text:s/>la vida</text:span></text:p>
      <text:p text:style-name="Text_20_body"><text:span text:style-name="T7">de la aplicación <text:s/>es <text:s/>decir <text:s text:c="2"/>mediante una <text:s/>transformacion <text:s text:c="2"/>un objeto <text:s/>pueda <text:s/></text:span></text:p>
      <text:p text:style-name="Text_20_body"><text:span text:style-name="T7">ser <text:s/>llevado a <text:s/>un <text:s/>repositorio <text:s/>distinto .</text:span></text:p>
      <text:p text:style-name="Text_20_body"><text:span text:style-name="T7"/></text:p>
      <text:p text:style-name="Text_20_body"><text:span text:style-name="T7">Los <text:s/>beneficios <text:s/>que <text:s/>se <text:s/>obtinen seria <text:s/>que se <text:s/>lograria <text:s text:c="2"/>hacerlo <text:s text:c="2"/>portable <text:s text:c="2"/>a <text:s text:c="2"/>otros lenguajes </text:span></text:p>
      <text:p text:style-name="Text_20_body"><text:span text:style-name="T7"/></text:p>
      <text:p text:style-name="Text_20_body"><text:span text:style-name="T7">la problemática <text:s/>seria <text:s/>que <text:s/>se <text:s/>genere <text:s/>: mayor <text:s/>complejidad, que un </text:span><text:span text:style-name="T5"><text:s/>agente externo se encarga de </text:span><text:span text:style-name="T7">persistir es <text:s/>decir <text:s/>excistiria <text:s text:c="2"/>problemas <text:s/>con el <text:s/>encapsulamiento <text:s/>y <text:s text:c="2"/>la <text:s/>violacion <text:s/>del <text:s/>principio <text:s/>de <text:s/>responsabilidad <text:s/>unica</text:span></text:p>
      <text:p text:style-name="Text_20_body"><text:span text:style-name="T7"/></text:p>
      <text:p text:style-name="Text_20_body"><text:soft-page-break/><text:span text:style-name="T7"/></text:p>
      <text:p text:style-name="P3"/>
      <text:p text:style-name="P3"/>
      <text:h text:style-name="P15" text:outline-level="1">Código fuente</text:h>
      <text:p text:style-name="P3">[Código fuente impreso de las clases del dominio (no pruebas). Acordar con el ayudante si se entregará el código impreso o no.]</text:p>
      <text:h text:style-name="P15" text:outline-level="1">Checklist de corrección</text:h>
      <text:p text:style-name="P3">Esta sección es para uso exclusivo de la cátedra, por favor no modificar.</text:p>
      <text:h text:style-name="P18" text:outline-level="2">Carpeta</text:h>
      <text:p text:style-name="P3"/>
      <text:p text:style-name="P8">Generalidades</text:p>
      <text:list xml:id="list42571297" text:style-name="L4">
        <text:list-item>
          <text:p text:style-name="P9">¿Son correctos los supuestos y extensiones?</text:p>
        </text:list-item>
        <text:list-item>
          <text:p text:style-name="P9">¿Es prolija la presentación? (hojas del mismo tamaño, numeradas y con tipografía uniforme) </text:p>
        </text:list-item>
        <text:list-item>
          <text:p text:style-name="P9">¿Está completa la carátula? (número de grupo, nombre, mail y padrón de cada integrante) </text:p>
        </text:list-item>
      </text:list>
      <text:p text:style-name="P8"/>
      <text:p text:style-name="P8">Modelo</text:p>
      <text:list xml:id="list21543834" text:continue-list="list42571297" text:style-name="L4">
        <text:list-item text:start-value="1">
          <text:p text:style-name="P9">¿Está completo?¿Contempla la totalidad del problema?</text:p>
        </text:list-item>
        <text:list-item>
          <text:p text:style-name="P9">¿Respeta encapsulamiento?</text:p>
        </text:list-item>
        <text:list-item>
          <text:p text:style-name="P9">¿Respeta ocultamiento de información?</text:p>
        </text:list-item>
        <text:list-item>
          <text:p text:style-name="P9">¿Hace un buen uso de excepciones?</text:p>
        </text:list-item>
        <text:list-item>
          <text:p text:style-name="P9">¿Utiliza polimorfismo en las situaciones esperadas?</text:p>
        </text:list-item>
      </text:list>
      <text:p text:style-name="P8"/>
      <text:p text:style-name="P8">Diagrama de clases</text:p>
      <text:list xml:id="list21546436" text:continue-list="list21543834" text:style-name="L4">
        <text:list-item text:start-value="1">
          <text:p text:style-name="P9">¿Está completo?</text:p>
        </text:list-item>
        <text:list-item>
          <text:p text:style-name="P9">¿Está bien utilizada la notación?</text:p>
        </text:list-item>
      </text:list>
      <text:p text:style-name="P8"/>
      <text:p text:style-name="P8">Diagramas de secuencia</text:p>
      <text:list xml:id="list21558036" text:continue-list="list21546436" text:style-name="L4">
        <text:list-item text:start-value="1">
          <text:p text:style-name="P9">¿Está completo?</text:p>
        </text:list-item>
        <text:list-item>
          <text:p text:style-name="P9">¿Es consistente con el diagrama de clases?</text:p>
        </text:list-item>
        <text:list-item>
          <text:p text:style-name="P9">¿Está bien utilizada la notación?</text:p>
        </text:list-item>
      </text:list>
      <text:p text:style-name="P3"/>
      <text:p text:style-name="P8">Diagrama de estados</text:p>
      <text:list xml:id="list21570929" text:continue-list="list21558036" text:style-name="L4">
        <text:list-item text:start-value="1">
          <text:p text:style-name="P9">¿Está completo?</text:p>
        </text:list-item>
        <text:list-item>
          <text:p text:style-name="P9">¿Está bien utilizada la notación?</text:p>
        </text:list-item>
      </text:list>
      <text:p text:style-name="P3"><text:soft-page-break/></text:p>
      <text:p text:style-name="P8">Diagrama de paquetes</text:p>
      <text:list xml:id="list21546594" text:continue-list="list21570929" text:style-name="L4">
        <text:list-item text:start-value="1">
          <text:p text:style-name="P9">¿Está completo?</text:p>
        </text:list-item>
        <text:list-item>
          <text:p text:style-name="P9">¿Está bien utilizada la notación?</text:p>
        </text:list-item>
      </text:list>
      <text:p text:style-name="P3"/>
      <text:h text:style-name="P18" text:outline-level="2">Código</text:h>
      <text:p text:style-name="P8"/>
      <text:p text:style-name="P8">Generalidades</text:p>
      <text:list xml:id="list42581560" text:style-name="L5">
        <text:list-item>
          <text:p text:style-name="P10">¿Respeta estándares de codificación?</text:p>
        </text:list-item>
        <text:list-item>
          <text:p text:style-name="P10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Arial" style:font-family-generic="swiss"/>
    <style:font-face style:name="OpenSymbol" svg:font-family="OpenSymbol" style:font-family-generic="system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padding="0cm" fo:border-left="none" fo:border-right="none" fo:border-top="none" fo:border-bottom="0.009cm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6.9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Default" style:family="paragraph" style:parent-style-name="Standard">
      <style:paragraph-properties fo:text-align="start" style:justify-single-word="false" fo:hyphenation-ladder-count="no-limit" style:text-autospace="none"/>
      <style:text-properties fo:color="#000000" style:font-name="Arial1" fo:font-size="12pt" style:font-name-asian="Arial1" style:font-size-asian="12pt" style:font-name-complex="Arial1" style:font-size-complex="12pt" fo:hyphenate="tru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F0" style:page-layout-name="Mpm3" style:next-style-name="MP0"/>
    <style:master-page style:name="MP1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2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3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Nicolás Martín Paez</meta:initial-creator>
    <meta:creation-date>2009-11-06T16:45:00</meta:creation-date>
    <dc:creator>Mauricio Rocha</dc:creator>
    <dc:date>2009-12-14T01:45:11.10</dc:date>
    <meta:editing-cycles>4</meta:editing-cycles>
    <meta:editing-duration>PT20M9S</meta:editing-duration>
    <meta:document-statistic meta:table-count="1" meta:image-count="0" meta:object-count="0" meta:page-count="8" meta:paragraph-count="147" meta:word-count="1094" meta:character-count="7034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/Local%20Settings/Temp/tp3.odt/Normal.dotm"/>
  </office:meta>
</office:document-meta>
</file>